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5.794cm"/>
    </style:style>
    <style:style style:name="Tabela2.B" style:family="table-column">
      <style:table-column-properties style:column-width="11.21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5.794cm"/>
    </style:style>
    <style:style style:name="Tabela3.B" style:family="table-column">
      <style:table-column-properties style:column-width="11.218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5.794cm"/>
    </style:style>
    <style:style style:name="Tabela6.B" style:family="table-column">
      <style:table-column-properties style:column-width="11.21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5.794cm"/>
    </style:style>
    <style:style style:name="Tabela7.B" style:family="table-column">
      <style:table-column-properties style:column-width="11.218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5.794cm"/>
    </style:style>
    <style:style style:name="Tabela10.B" style:family="table-column">
      <style:table-column-properties style:column-width="11.218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5.794cm"/>
    </style:style>
    <style:style style:name="Tabela8.B" style:family="table-column">
      <style:table-column-properties style:column-width="11.218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5.794cm"/>
    </style:style>
    <style:style style:name="Tabela9.B" style:family="table-column">
      <style:table-column-properties style:column-width="11.218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0491c9"/>
    </style:style>
    <style:style style:name="P3" style:family="paragraph" style:parent-style-name="Standard">
      <style:text-properties style:font-name="Times New Roman" officeooo:paragraph-rsid="000b7674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0293cf" officeooo:paragraph-rsid="001108a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break-before="page"/>
      <style:text-properties style:font-name="Times New Roman"/>
    </style:style>
    <style:style style:name="P8" style:family="paragraph" style:parent-style-name="Text_20_body">
      <style:paragraph-properties fo:break-before="page"/>
      <style:text-properties style:font-name="Times New Roman" fo:font-weight="bold" officeooo:rsid="0010066f" officeooo:paragraph-rsid="0010066f" style:font-weight-asian="bold" style:font-weight-complex="bold"/>
    </style:style>
    <style:style style:name="P9" style:family="paragraph" style:parent-style-name="Table_20_Contents">
      <style:text-properties style:font-name="Times New Roman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048d0e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0491c9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0b7674" style:font-weight-asian="normal" style:font-weight-complex="normal"/>
    </style:style>
    <style:style style:name="P13" style:family="paragraph" style:parent-style-name="Table_20_Contents">
      <style:text-properties style:font-name="Times New Roman" officeooo:rsid="000491c9" officeooo:paragraph-rsid="000491c9"/>
    </style:style>
    <style:style style:name="P14" style:family="paragraph" style:parent-style-name="Table_20_Contents">
      <style:text-properties style:font-name="Times New Roman" officeooo:rsid="00063501" officeooo:paragraph-rsid="00063501"/>
    </style:style>
    <style:style style:name="P15" style:family="paragraph" style:parent-style-name="Table_20_Contents">
      <style:text-properties style:font-name="Times New Roman" officeooo:rsid="00075a1a" officeooo:paragraph-rsid="00075a1a"/>
    </style:style>
    <style:style style:name="P16" style:family="paragraph" style:parent-style-name="Table_20_Contents">
      <style:text-properties style:font-name="Times New Roman" officeooo:paragraph-rsid="000491c9"/>
    </style:style>
    <style:style style:name="P17" style:family="paragraph" style:parent-style-name="Table_20_Contents">
      <style:text-properties style:font-name="Times New Roman" officeooo:rsid="000830bf" officeooo:paragraph-rsid="000830bf"/>
    </style:style>
    <style:style style:name="P18" style:family="paragraph" style:parent-style-name="Table_20_Contents">
      <style:text-properties style:font-name="Times New Roman" officeooo:rsid="000a057c" officeooo:paragraph-rsid="000a057c"/>
    </style:style>
    <style:style style:name="P19" style:family="paragraph" style:parent-style-name="Table_20_Contents">
      <style:text-properties style:font-name="Times New Roman" officeooo:rsid="000a057c" officeooo:paragraph-rsid="000b7674"/>
    </style:style>
    <style:style style:name="P20" style:family="paragraph" style:parent-style-name="Table_20_Contents">
      <style:text-properties style:font-name="Times New Roman" officeooo:rsid="000a057c" officeooo:paragraph-rsid="000ccc45"/>
    </style:style>
    <style:style style:name="P21" style:family="paragraph" style:parent-style-name="Table_20_Contents">
      <style:text-properties style:font-name="Times New Roman" officeooo:rsid="000b7674" officeooo:paragraph-rsid="000b7674"/>
    </style:style>
    <style:style style:name="P22" style:family="paragraph" style:parent-style-name="Table_20_Contents">
      <style:text-properties style:font-name="Times New Roman" officeooo:rsid="000b7674" officeooo:paragraph-rsid="000ccc45"/>
    </style:style>
    <style:style style:name="P23" style:family="paragraph" style:parent-style-name="Table_20_Contents">
      <style:text-properties style:font-name="Times New Roman" officeooo:rsid="000ccc45" officeooo:paragraph-rsid="000ccc45"/>
    </style:style>
    <style:style style:name="P24" style:family="paragraph" style:parent-style-name="Table_20_Contents">
      <style:text-properties style:font-name="Times New Roman" officeooo:paragraph-rsid="000b7674"/>
    </style:style>
    <style:style style:name="P25" style:family="paragraph" style:parent-style-name="Table_20_Contents">
      <style:text-properties style:font-name="Times New Roman" officeooo:rsid="000e202f" officeooo:paragraph-rsid="000e202f"/>
    </style:style>
    <style:style style:name="P26" style:family="paragraph" style:parent-style-name="Text_20_body">
      <style:text-properties style:font-name="Times New Roman"/>
    </style:style>
    <style:style style:name="P27" style:family="paragraph" style:parent-style-name="Text_20_body">
      <style:text-properties style:font-name="Times New Roman" officeooo:rsid="0010066f" officeooo:paragraph-rsid="0010066f"/>
    </style:style>
    <style:style style:name="P28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29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30" style:family="paragraph" style:parent-style-name="Text_20_body">
      <style:text-properties style:font-name="Times New Roman" officeooo:paragraph-rsid="001108a1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36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37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39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43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4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5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6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T1" style:family="text">
      <style:text-properties officeooo:rsid="000491c9"/>
    </style:style>
    <style:style style:name="T2" style:family="text">
      <style:text-properties officeooo:rsid="00063501"/>
    </style:style>
    <style:style style:name="T3" style:family="text">
      <style:text-properties officeooo:rsid="00075a1a"/>
    </style:style>
    <style:style style:name="T4" style:family="text">
      <style:text-properties officeooo:rsid="000830bf"/>
    </style:style>
    <style:style style:name="T5" style:family="text">
      <style:text-properties officeooo:rsid="000b7674"/>
    </style:style>
    <style:style style:name="T6" style:family="text">
      <style:text-properties officeooo:rsid="000ccc45"/>
    </style:style>
    <style:style style:name="T7" style:family="text">
      <style:text-properties officeooo:rsid="000e202f"/>
    </style:style>
    <style:style style:name="T8" style:family="text">
      <style:text-properties officeooo:rsid="0011ef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INSTITUTO FEDERAL DE ENSINO, CIÊNCIAS E TECNOLOGIAS DO NORTE DE MINAS GERAIS – CAMPUS JANUÁRIA</text:p>
      <text:p text:style-name="P26"/>
      <text:p text:style-name="P26"/>
      <text:p text:style-name="P26"/>
      <text:p text:style-name="P26"/>
      <text:h text:style-name="P36" text:outline-level="3"/>
      <text:h text:style-name="P36" text:outline-level="3"/>
      <text:h text:style-name="P36" text:outline-level="3"><text:bookmark text:name="yui_3_17_2_1_1474333262150_276"/>Trabalho I – Proposta de Especificação de Software</text:h>
      <text:p text:style-name="P39">Loja de Roupas: Lamendz Store</text:p>
      <text:p text:style-name="P41"/>
      <text:p text:style-name="P43"/>
      <text:p text:style-name="P45"/>
      <text:p text:style-name="P45"/>
      <text:p text:style-name="P47"/>
      <text:p text:style-name="P47"/>
      <text:p text:style-name="P48">Evandra Almeida Santos</text:p>
      <text:p text:style-name="P47">Mariana Figueiredo da Mota</text:p>
      <text:p text:style-name="P41"/>
      <text:p text:style-name="P28"/>
      <text:p text:style-name="P28"/>
      <text:p text:style-name="P28"/>
      <text:p text:style-name="P3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">Setembro/2016</text:p>
      <text:p text:style-name="P35">Evandra Almeida Santos </text:p>
      <text:p text:style-name="P32"><text:s/>Mariana Figueiredo da Mota</text:p>
      <text:p text:style-name="P30"/>
      <text:p text:style-name="P30"/>
      <text:p text:style-name="P30"/>
      <text:p text:style-name="P30"/>
      <text:h text:style-name="P37" text:outline-level="3"/>
      <text:h text:style-name="P37" text:outline-level="3"/>
      <text:h text:style-name="P37" text:outline-level="3"/>
      <text:h text:style-name="P37" text:outline-level="3"><text:bookmark text:name="yui_3_17_2_1_1474333262150_2761"/>Trabalho I – Proposta de Especificação de Software</text:h>
      <text:p text:style-name="P40">Loja de Roupas: Lamendz Store</text:p>
      <text:p text:style-name="P42"/>
      <text:p text:style-name="P44"/>
      <text:p text:style-name="P46"/>
      <text:p text:style-name="P46"/>
      <text:p text:style-name="P46">Proposta de especificação de software para nota parcial da disciplina de Desenvolvimento de Sistemas Corporativos, ministrada pelo professor Petrônio Cândido, do curso Tecnologia em Análise e Desenvolvimento de Sistemas. </text:p>
      <text:p text:style-name="P42"/>
      <text:p text:style-name="P29"/>
      <text:p text:style-name="P29"/>
      <text:p text:style-name="P29"/>
      <text:p text:style-name="P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6">Setembro/2016</text:p>
      <text:p text:style-name="P8">Minimundo</text:p>
      <text:p text:style-name="P27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8">finalizará</text:span> a compra e <text:span text:style-name="T8">entregará</text:span> o produto e a nota fiscal para o cliente. Caso o cliente tenha comprado a prazo no crediário, uma vez ao mês ele <text:span text:style-name="T8">retornará</text:span> à loja para pagar as prestações até que conclua o pagamento do produto.</text:p>
      <text:p text:style-name="P27"/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Nome</text:p>
          </table:table-cell>
          <table:table-cell table:style-name="Tabela1.B1" office:value-type="string">
            <text:p text:style-name="P13">Cadastrar Funcionário</text:p>
          </table:table-cell>
        </table:table-row>
        <table:table-row>
          <table:table-cell table:style-name="Tabela1.A2" office:value-type="string">
            <text:p text:style-name="P10">Atores envolvidos</text:p>
          </table:table-cell>
          <table:table-cell table:style-name="Tabela1.B2" office:value-type="string">
            <text:p text:style-name="P13">Administrador</text:p>
          </table:table-cell>
        </table:table-row>
        <table:table-row>
          <table:table-cell table:style-name="Tabela1.A2" office:value-type="string">
            <text:p text:style-name="P10">Pré-condições</text:p>
          </table:table-cell>
          <table:table-cell table:style-name="Tabela1.B2" office:value-type="string">
            <text:p text:style-name="P14">Não ter funcionário com o mesmo CPF cadastrado</text:p>
          </table:table-cell>
        </table:table-row>
        <table:table-row>
          <table:table-cell table:style-name="Tabela1.A2" office:value-type="string">
            <text:p text:style-name="P10">Fluxo Principal</text:p>
          </table:table-cell>
          <table:table-cell table:style-name="Tabela1.B2" office:value-type="string">
            <text:p text:style-name="P13">1 – O funcionário é contratado</text:p>
            <text:p text:style-name="P13">2 – O Administrador cadastra o funcionário</text:p>
          </table:table-cell>
        </table:table-row>
        <table:table-row>
          <table:table-cell table:style-name="Tabela1.A2" office:value-type="string">
            <text:p text:style-name="P10">Sub-fluxo</text:p>
          </table:table-cell>
          <table:table-cell table:style-name="Tabela1.B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0">Fluxos Alternativos</text:p>
          </table:table-cell>
          <table:table-cell table:style-name="Tabela1.B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0">Regras de Negócio</text:p>
          </table:table-cell>
          <table:table-cell table:style-name="Tabela1.B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0">Pós Condições</text:p>
          </table:table-cell>
          <table:table-cell table:style-name="Tabela1.B2" office:value-type="string">
            <text:p text:style-name="P13">O funcionário foi cadastrado e já pode realizar vendas através do sistema</text:p>
          </table:table-cell>
        </table:table-row>
        <table:table-row>
          <table:table-cell table:style-name="Tabela1.A2" office:value-type="string">
            <text:p text:style-name="P10">Casos de uso afetados</text:p>
          </table:table-cell>
          <table:table-cell table:style-name="Tabela1.B2" office:value-type="string">
            <text:p text:style-name="P9"/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"><text:span text:style-name="T1">N</text:span>ome</text:p>
          </table:table-cell>
          <table:table-cell table:style-name="Tabela2.B1" office:value-type="string">
            <text:p text:style-name="P13">Cadastrar Fo<text:span text:style-name="T2">r</text:span>necedor</text:p>
          </table:table-cell>
        </table:table-row>
        <table:table-row>
          <table:table-cell table:style-name="Tabela2.A2" office:value-type="string">
            <text:p text:style-name="P10">Atores envolvidos</text:p>
          </table:table-cell>
          <table:table-cell table:style-name="Tabela2.B2" office:value-type="string">
            <text:p text:style-name="P13">Administrador</text:p>
          </table:table-cell>
        </table:table-row>
        <table:table-row>
          <table:table-cell table:style-name="Tabela2.A2" office:value-type="string">
            <text:p text:style-name="P10">Pré-condições</text:p>
          </table:table-cell>
          <table:table-cell table:style-name="Tabela2.B2" office:value-type="string">
            <text:p text:style-name="P14">Fornecedor não cadastrado</text:p>
          </table:table-cell>
        </table:table-row>
        <table:table-row>
          <table:table-cell table:style-name="Tabela2.A2" office:value-type="string">
            <text:p text:style-name="P10">Fluxo Principal</text:p>
          </table:table-cell>
          <table:table-cell table:style-name="Tabela2.B2" office:value-type="string">
            <text:p text:style-name="P14">1 – Querer o fornecimento dos produtos</text:p>
            <text:p text:style-name="P14">2 – Cadastrar o fornecedor</text:p>
          </table:table-cell>
        </table:table-row>
        <table:table-row>
          <table:table-cell table:style-name="Tabela2.A2" office:value-type="string">
            <text:p text:style-name="P10">Sub-fluxo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10">Fluxos Alternativos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10">Regras de Negócio</text:p>
          </table:table-cell>
          <table:table-cell table:style-name="Tabela2.B2" office:value-type="string">
            <text:p text:style-name="P9"/>
          </table:table-cell>
        </table:table-row>
        <table:table-row>
          <table:table-cell table:style-name="Tabela2.A2" office:value-type="string">
            <text:p text:style-name="P10">Pós Condições</text:p>
          </table:table-cell>
          <table:table-cell table:style-name="Tabela2.B2" office:value-type="string">
            <text:p text:style-name="P14">O fornecedor foi cadastrado, já tem todos os dados necessários do mesmo, agora já pode realizar os pedidos</text:p>
          </table:table-cell>
        </table:table-row>
        <table:table-row>
          <table:table-cell table:style-name="Tabela2.A2" office:value-type="string">
            <text:p text:style-name="P10">Casos de uso afetados</text:p>
          </table:table-cell>
          <table:table-cell table:style-name="Tabela2.B2" office:value-type="string">
            <text:p text:style-name="P9"/>
          </table:table-cell>
        </table:table-row>
      </table:table>
      <text:p text:style-name="P1"/>
      <text:p text:style-name="P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"><text:span text:style-name="T1">N</text:span>ome</text:p>
          </table:table-cell>
          <table:table-cell table:style-name="Tabela3.B1" office:value-type="string">
            <text:p text:style-name="P14">Fazer pedidos dos produtos</text:p>
          </table:table-cell>
        </table:table-row>
        <table:table-row>
          <table:table-cell table:style-name="Tabela3.A2" office:value-type="string">
            <text:p text:style-name="P11">Atores envolvidos</text:p>
          </table:table-cell>
          <table:table-cell table:style-name="Tabela3.B2" office:value-type="string">
            <text:p text:style-name="P14">Administrador e Fornecedor</text:p>
          </table:table-cell>
        </table:table-row>
        <table:table-row>
          <table:table-cell table:style-name="Tabela3.A2" office:value-type="string">
            <text:p text:style-name="P11">Pré-condições</text:p>
          </table:table-cell>
          <table:table-cell table:style-name="Tabela3.B2" office:value-type="string">
            <text:p text:style-name="P14">Ter pouca ou nenhuma quantidade do produto</text:p>
          </table:table-cell>
        </table:table-row>
        <table:table-row>
          <table:table-cell table:style-name="Tabela3.A2" office:value-type="string">
            <text:p text:style-name="P11">Fluxo Principal</text:p>
          </table:table-cell>
          <table:table-cell table:style-name="Tabela3.B2" office:value-type="string">
            <text:p text:style-name="P14">1 – <text:span text:style-name="T3">O administrador entra em contato com o fornecedor</text:span></text:p>
            <text:p text:style-name="P15">2 – O administrador<text:span text:style-name="T4"> faz o pedido das mercadorias</text:span></text:p>
          </table:table-cell>
        </table:table-row>
        <table:table-row>
          <table:table-cell table:style-name="Tabela3.A2" office:value-type="string">
            <text:p text:style-name="P11">Sub-fluxo</text:p>
          </table:table-cell>
          <table:table-cell table:style-name="Tabela3.B2" office:value-type="string">
            <text:p text:style-name="P15"/>
          </table:table-cell>
        </table:table-row>
        <table:table-row>
          <table:table-cell table:style-name="Tabela3.A2" office:value-type="string">
            <text:p text:style-name="P11">Fluxos Alternativos</text:p>
          </table:table-cell>
          <table:table-cell table:style-name="Tabela3.B2" office:value-type="string">
            <text:p text:style-name="P16"/>
          </table:table-cell>
        </table:table-row>
        <table:table-row>
          <table:table-cell table:style-name="Tabela3.A2" office:value-type="string">
            <text:p text:style-name="P11">Regras de Negócio</text:p>
          </table:table-cell>
          <table:table-cell table:style-name="Tabela3.B2" office:value-type="string">
            <text:p text:style-name="P16"/>
          </table:table-cell>
        </table:table-row>
        <table:table-row>
          <table:table-cell table:style-name="Tabela3.A2" office:value-type="string">
            <text:p text:style-name="P11">Pós Condições</text:p>
          </table:table-cell>
          <table:table-cell table:style-name="Tabela3.B2" office:value-type="string">
            <text:p text:style-name="P17">Depois de ter feito o pedido só aguardar a entrega dos mesmos para fazer o cadastro dos produtos no sistema</text:p>
          </table:table-cell>
        </table:table-row>
        <table:table-row>
          <table:table-cell table:style-name="Tabela3.A2" office:value-type="string">
            <text:p text:style-name="P11">Casos de uso afetados</text:p>
          </table:table-cell>
          <table:table-cell table:style-name="Tabela3.B2" office:value-type="string">
            <text:p text:style-name="P16"/>
          </table:table-cell>
        </table:table-row>
        <table:table-row>
          <table:table-cell table:style-name="Tabela3.A2" office:value-type="string">
            <text:p text:style-name="P11"/>
          </table:table-cell>
          <table:table-cell table:style-name="Tabela3.B2" office:value-type="string">
            <text:p text:style-name="P16"/>
          </table:table-cell>
        </table:table-row>
      </table:table>
      <text:p text:style-name="P2"/>
      <text:p text:style-name="P2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11"><text:span text:style-name="T1">N</text:span>ome</text:p>
          </table:table-cell>
          <table:table-cell table:style-name="Tabela4.B1" office:value-type="string">
            <text:p text:style-name="P17">Cadastrar Produtos</text:p>
          </table:table-cell>
        </table:table-row>
        <table:table-row>
          <table:table-cell table:style-name="Tabela4.A2" office:value-type="string">
            <text:p text:style-name="P11">Atores envolvidos</text:p>
          </table:table-cell>
          <table:table-cell table:style-name="Tabela4.B2" office:value-type="string">
            <text:p text:style-name="P17">Funcionário</text:p>
          </table:table-cell>
        </table:table-row>
        <table:table-row>
          <table:table-cell table:style-name="Tabela4.A2" office:value-type="string">
            <text:p text:style-name="P11">Pré-condições</text:p>
          </table:table-cell>
          <table:table-cell table:style-name="Tabela4.B2" office:value-type="string">
            <text:p text:style-name="P17">Ter o produto no estoque</text:p>
          </table:table-cell>
        </table:table-row>
        <table:table-row>
          <table:table-cell table:style-name="Tabela4.A2" office:value-type="string">
            <text:p text:style-name="P11">Fluxo Principal</text:p>
          </table:table-cell>
          <table:table-cell table:style-name="Tabela4.B2" office:value-type="string">
            <text:p text:style-name="P17">1 – Fazer o pedido para o fornecedor</text:p>
            <text:p text:style-name="P17">2 – O produto chegar</text:p>
            <text:p text:style-name="P17">3 – Realizar o cadastro do produto</text:p>
          </table:table-cell>
        </table:table-row>
        <table:table-row>
          <table:table-cell table:style-name="Tabela4.A2" office:value-type="string">
            <text:p text:style-name="P11">Sub-fluxo</text:p>
          </table:table-cell>
          <table:table-cell table:style-name="Tabela4.B2" office:value-type="string">
            <text:p text:style-name="P16"/>
          </table:table-cell>
        </table:table-row>
        <table:table-row>
          <table:table-cell table:style-name="Tabela4.A2" office:value-type="string">
            <text:p text:style-name="P11">Fluxos Alternativos</text:p>
          </table:table-cell>
          <table:table-cell table:style-name="Tabela4.B2" office:value-type="string">
            <text:p text:style-name="P16"/>
          </table:table-cell>
        </table:table-row>
        <table:table-row>
          <table:table-cell table:style-name="Tabela4.A2" office:value-type="string">
            <text:p text:style-name="P11">Regras de Negócio</text:p>
          </table:table-cell>
          <table:table-cell table:style-name="Tabela4.B2" office:value-type="string">
            <text:p text:style-name="P16"/>
          </table:table-cell>
        </table:table-row>
        <table:table-row>
          <table:table-cell table:style-name="Tabela4.A2" office:value-type="string">
            <text:p text:style-name="P11">Pós Condições</text:p>
          </table:table-cell>
          <table:table-cell table:style-name="Tabela4.B2" office:value-type="string">
            <text:p text:style-name="P17">O produto foi cadastrado e já pode ser vendido</text:p>
          </table:table-cell>
        </table:table-row>
        <table:table-row>
          <table:table-cell table:style-name="Tabela4.A2" office:value-type="string">
            <text:p text:style-name="P11">Casos de uso afetados</text:p>
          </table:table-cell>
          <table:table-cell table:style-name="Tabela4.B2" office:value-type="string">
            <text:p text:style-name="P16"/>
          </table:table-cell>
        </table:table-row>
      </table:table>
      <text:p text:style-name="P2"/>
      <text:p text:style-name="P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<text:span text:style-name="T1">N</text:span>ome</text:p>
          </table:table-cell>
          <table:table-cell table:style-name="Tabela5.B1" office:value-type="string">
            <text:p text:style-name="P17">Comprar Produto</text:p>
          </table:table-cell>
        </table:table-row>
        <table:table-row>
          <table:table-cell table:style-name="Tabela5.A2" office:value-type="string">
            <text:p text:style-name="P11">Atores envolvidos</text:p>
          </table:table-cell>
          <table:table-cell table:style-name="Tabela5.B2" office:value-type="string">
            <text:p text:style-name="P17">Cliente e Funcionário</text:p>
          </table:table-cell>
        </table:table-row>
        <table:table-row>
          <table:table-cell table:style-name="Tabela5.A2" office:value-type="string">
            <text:p text:style-name="P11">Pré-condições</text:p>
          </table:table-cell>
          <table:table-cell table:style-name="Tabela5.B2" office:value-type="string">
            <text:p text:style-name="P17">Ter o produto desejado no estoque</text:p>
          </table:table-cell>
        </table:table-row>
        <table:table-row>
          <table:table-cell table:style-name="Tabela5.A2" office:value-type="string">
            <text:p text:style-name="P11">Fluxo Principal</text:p>
          </table:table-cell>
          <table:table-cell table:style-name="Tabela5.B2" office:value-type="string">
            <text:p text:style-name="P18">1 – O cliente chega na loja</text:p>
            <text:p text:style-name="P18">2 – O funcionário mostra os produtos para o cliente</text:p>
            <text:p text:style-name="P18">3 – O cliente deseja comprar o produto</text:p>
            <text:p text:style-name="P18">4 – O funcionário <text:span text:style-name="T5">inicia</text:span> a compra do ciente no sistema</text:p>
          </table:table-cell>
        </table:table-row>
        <table:table-row>
          <table:table-cell table:style-name="Tabela5.A2" office:value-type="string">
            <text:p text:style-name="P11">Sub-fluxo</text:p>
          </table:table-cell>
          <table:table-cell table:style-name="Tabela5.B2" office:value-type="string">
            <text:p text:style-name="P16"/>
          </table:table-cell>
        </table:table-row>
        <table:table-row>
          <table:table-cell table:style-name="Tabela5.A2" office:value-type="string">
            <text:p text:style-name="P11">Fluxos Alternativos</text:p>
          </table:table-cell>
          <table:table-cell table:style-name="Tabela5.B2" office:value-type="string">
            <text:p text:style-name="P16"/>
          </table:table-cell>
        </table:table-row>
        <table:table-row>
          <table:table-cell table:style-name="Tabela5.A2" office:value-type="string">
            <text:p text:style-name="P11">Regras de Negócio</text:p>
          </table:table-cell>
          <table:table-cell table:style-name="Tabela5.B2" office:value-type="string">
            <text:p text:style-name="P16"/>
          </table:table-cell>
        </table:table-row>
        <table:table-row>
          <table:table-cell table:style-name="Tabela5.A2" office:value-type="string">
            <text:p text:style-name="P11">Pós Condições</text:p>
          </table:table-cell>
          <table:table-cell table:style-name="Tabela5.B2" office:value-type="string">
            <text:p text:style-name="P18">O funcionário inicia a compra do cliente no sistema e o cliente irá escolher a maneira que mais se adequar a ele</text:p>
          </table:table-cell>
        </table:table-row>
        <table:table-row>
          <table:table-cell table:style-name="Tabela5.A2" office:value-type="string">
            <text:p text:style-name="P11">Casos de uso afetados</text:p>
          </table:table-cell>
          <table:table-cell table:style-name="Tabela5.B2" office:value-type="string">
            <text:p text:style-name="P16"/>
          </table:table-cell>
        </table:table-row>
      </table:table>
      <text:p text:style-name="P2"/>
      <text:p text:style-name="P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1"><text:span text:style-name="T1">N</text:span>ome</text:p>
          </table:table-cell>
          <table:table-cell table:style-name="Tabela6.B1" office:value-type="string">
            <text:p text:style-name="P18">Forma de Pagamento</text:p>
          </table:table-cell>
        </table:table-row>
        <table:table-row>
          <table:table-cell table:style-name="Tabela6.A2" office:value-type="string">
            <text:p text:style-name="P11">Atores envolvidos</text:p>
          </table:table-cell>
          <table:table-cell table:style-name="Tabela6.B2" office:value-type="string">
            <text:p text:style-name="P18">Cliente e Funcionário</text:p>
          </table:table-cell>
        </table:table-row>
        <table:table-row>
          <table:table-cell table:style-name="Tabela6.A2" office:value-type="string">
            <text:p text:style-name="P11">Pré-condições</text:p>
          </table:table-cell>
          <table:table-cell table:style-name="Tabela6.B2" office:value-type="string">
            <text:p text:style-name="P18">Ter escolhido o produto</text:p>
          </table:table-cell>
        </table:table-row>
        <table:table-row>
          <table:table-cell table:style-name="Tabela6.A2" office:value-type="string">
            <text:p text:style-name="P11">Fluxo Principal</text:p>
          </table:table-cell>
          <table:table-cell table:style-name="Tabela6.B2" office:value-type="string">
            <text:p text:style-name="P19">1 – O cliente chega na loja</text:p>
            <text:p text:style-name="P19">2 – O funcionário mostra os produtos para o cliente</text:p>
            <text:p text:style-name="P19">3 – O cliente deseja comprar o produto</text:p>
            <text:p text:style-name="P19">4 – O funcionário <text:span text:style-name="T5">inicia</text:span> a compra do ciente no sistema</text:p>
            <text:p text:style-name="P21">5 – O funcionário pergunta ao cliente a forma de pagamento (à vista ou a prazo)</text:p>
            <text:p text:style-name="P21">6 – O cliente escolhe a forma de pagamento</text:p>
          </table:table-cell>
        </table:table-row>
        <table:table-row>
          <table:table-cell table:style-name="Tabela6.A2" office:value-type="string">
            <text:p text:style-name="P11">Sub-fluxo</text:p>
          </table:table-cell>
          <table:table-cell table:style-name="Tabela6.B2" office:value-type="string">
            <text:p text:style-name="P16"/>
          </table:table-cell>
        </table:table-row>
        <table:table-row>
          <table:table-cell table:style-name="Tabela6.A2" office:value-type="string">
            <text:p text:style-name="P11">Fluxos Alternativos</text:p>
          </table:table-cell>
          <table:table-cell table:style-name="Tabela6.B2" office:value-type="string">
            <text:p text:style-name="P16"/>
          </table:table-cell>
        </table:table-row>
        <table:table-row>
          <table:table-cell table:style-name="Tabela6.A2" office:value-type="string">
            <text:p text:style-name="P11">Regras de Negócio</text:p>
          </table:table-cell>
          <table:table-cell table:style-name="Tabela6.B2" office:value-type="string">
            <text:p text:style-name="P16"/>
          </table:table-cell>
        </table:table-row>
        <table:table-row>
          <table:table-cell table:style-name="Tabela6.A2" office:value-type="string">
            <text:p text:style-name="P11">Pós Condições</text:p>
          </table:table-cell>
          <table:table-cell table:style-name="Tabela6.B2" office:value-type="string">
            <text:p text:style-name="P21">Depois de escolher a forma de pagamento, se o cliente escolher <text:soft-page-break/>a prazo terá q realizar o cadastro do cliente (caso não for cadastrado) se for à vista escolhe o meio de pagamento</text:p>
          </table:table-cell>
        </table:table-row>
        <table:table-row>
          <table:table-cell table:style-name="Tabela6.A2" office:value-type="string">
            <text:p text:style-name="P11">Casos de uso afetados</text:p>
          </table:table-cell>
          <table:table-cell table:style-name="Tabela6.B2" office:value-type="string">
            <text:p text:style-name="P16"/>
          </table:table-cell>
        </table:table-row>
      </table:table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"><text:span text:style-name="T1">N</text:span>ome</text:p>
          </table:table-cell>
          <table:table-cell table:style-name="Tabela7.B1" office:value-type="string">
            <text:p text:style-name="P18">Cadastrar Cliente</text:p>
          </table:table-cell>
        </table:table-row>
        <table:table-row>
          <table:table-cell table:style-name="Tabela7.A2" office:value-type="string">
            <text:p text:style-name="P11">Atores envolvidos</text:p>
          </table:table-cell>
          <table:table-cell table:style-name="Tabela7.B2" office:value-type="string">
            <text:p text:style-name="P21">Funcionário</text:p>
          </table:table-cell>
        </table:table-row>
        <table:table-row>
          <table:table-cell table:style-name="Tabela7.A2" office:value-type="string">
            <text:p text:style-name="P11">Pré-condições</text:p>
          </table:table-cell>
          <table:table-cell table:style-name="Tabela7.B2" office:value-type="string">
            <text:p text:style-name="P21">A escolha da compra for a prazo</text:p>
          </table:table-cell>
        </table:table-row>
        <table:table-row>
          <table:table-cell table:style-name="Tabela7.A2" office:value-type="string">
            <text:p text:style-name="P11">Fluxo Principal</text:p>
          </table:table-cell>
          <table:table-cell table:style-name="Tabela7.B2" office:value-type="string">
            <text:p text:style-name="P19">1 – O cliente chega na loja</text:p>
            <text:p text:style-name="P19">2 – O funcionário mostra os produtos para o cliente</text:p>
            <text:p text:style-name="P19">3 – O cliente deseja comprar o produto</text:p>
            <text:p text:style-name="P19">4 – O funcionário <text:span text:style-name="T5">inicia</text:span> a compra do ciente no sistema</text:p>
            <text:p text:style-name="P21">5 – O funcionário pergunta ao cliente a forma de pagamento (à vista ou a prazo)</text:p>
            <text:p text:style-name="P21">6 – O cliente escolhe a forma de pagamento</text:p>
            <text:p text:style-name="P21">7 – O funcionário realiza o cadastro do cliente</text:p>
          </table:table-cell>
        </table:table-row>
        <table:table-row>
          <table:table-cell table:style-name="Tabela7.A2" office:value-type="string">
            <text:p text:style-name="P11">Sub-fluxo</text:p>
          </table:table-cell>
          <table:table-cell table:style-name="Tabela7.B2" office:value-type="string">
            <text:p text:style-name="P16"/>
          </table:table-cell>
        </table:table-row>
        <table:table-row>
          <table:table-cell table:style-name="Tabela7.A2" office:value-type="string">
            <text:p text:style-name="P11">Fluxos Alternativos</text:p>
          </table:table-cell>
          <table:table-cell table:style-name="Tabela7.B2" office:value-type="string">
            <text:p text:style-name="P16"/>
          </table:table-cell>
        </table:table-row>
        <table:table-row>
          <table:table-cell table:style-name="Tabela7.A2" office:value-type="string">
            <text:p text:style-name="P11">Regras de Negócio</text:p>
          </table:table-cell>
          <table:table-cell table:style-name="Tabela7.B2" office:value-type="string">
            <text:p text:style-name="P16"/>
          </table:table-cell>
        </table:table-row>
        <table:table-row>
          <table:table-cell table:style-name="Tabela7.A2" office:value-type="string">
            <text:p text:style-name="P11">Pós Condições</text:p>
          </table:table-cell>
          <table:table-cell table:style-name="Tabela7.B2" office:value-type="string">
            <text:p text:style-name="P21">Depois de realizar o cadastro do cliente a compra será cadastrada no nome do cliente</text:p>
          </table:table-cell>
        </table:table-row>
        <table:table-row>
          <table:table-cell table:style-name="Tabela7.A2" office:value-type="string">
            <text:p text:style-name="P11">Casos de uso afetados</text:p>
          </table:table-cell>
          <table:table-cell table:style-name="Tabela7.B2" office:value-type="string">
            <text:p text:style-name="P16"/>
          </table:table-cell>
        </table:table-row>
      </table:table>
      <text:p text:style-name="P2"/>
      <text:p text:style-name="P1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"><text:span text:style-name="T1">N</text:span>ome</text:p>
          </table:table-cell>
          <table:table-cell table:style-name="Tabela10.B1" office:value-type="string">
            <text:p text:style-name="P21">Meio de Pagamento</text:p>
          </table:table-cell>
        </table:table-row>
        <table:table-row>
          <table:table-cell table:style-name="Tabela10.A2" office:value-type="string">
            <text:p text:style-name="P12">Atores envolvidos</text:p>
          </table:table-cell>
          <table:table-cell table:style-name="Tabela10.B2" office:value-type="string">
            <text:p text:style-name="P21">Cliente e Funcionário</text:p>
          </table:table-cell>
        </table:table-row>
        <table:table-row>
          <table:table-cell table:style-name="Tabela10.A2" office:value-type="string">
            <text:p text:style-name="P12">Pré-condições</text:p>
          </table:table-cell>
          <table:table-cell table:style-name="Tabela10.B2" office:value-type="string">
            <text:p text:style-name="P21">Ter <text:span text:style-name="T6">escolhido a forma d pagamento</text:span></text:p>
          </table:table-cell>
        </table:table-row>
        <table:table-row>
          <table:table-cell table:style-name="Tabela10.A2" office:value-type="string">
            <text:p text:style-name="P12">Fluxo Principal</text:p>
          </table:table-cell>
          <table:table-cell table:style-name="Tabela10.B2" office:value-type="string">
            <text:p text:style-name="P20">1 – O cliente chega na loja</text:p>
            <text:p text:style-name="P20">2 – O funcionário mostra os produtos para o cliente</text:p>
            <text:p text:style-name="P20">3 – O cliente deseja comprar o produto</text:p>
            <text:p text:style-name="P20">4 – O funcionário <text:span text:style-name="T5">inicia</text:span> a compra do ciente no sistema</text:p>
            <text:p text:style-name="P22">5 – O funcionário pergunta ao cliente a forma de pagamento (à vista ou a prazo)</text:p>
            <text:p text:style-name="P22">6 – O cliente escolhe a forma de pagamento</text:p>
            <text:p text:style-name="P23">7 – O cliente escolhe o meio de pagamento</text:p>
          </table:table-cell>
        </table:table-row>
        <table:table-row>
          <table:table-cell table:style-name="Tabela10.A2" office:value-type="string">
            <text:p text:style-name="P12">Sub-fluxo</text:p>
          </table:table-cell>
          <table:table-cell table:style-name="Tabela10.B2" office:value-type="string">
            <text:p text:style-name="P24"/>
          </table:table-cell>
        </table:table-row>
        <table:table-row>
          <table:table-cell table:style-name="Tabela10.A2" office:value-type="string">
            <text:p text:style-name="P12">Fluxos Alternativos</text:p>
          </table:table-cell>
          <table:table-cell table:style-name="Tabela10.B2" office:value-type="string">
            <text:p text:style-name="P24"/>
          </table:table-cell>
        </table:table-row>
        <table:table-row>
          <table:table-cell table:style-name="Tabela10.A2" office:value-type="string">
            <text:p text:style-name="P12">Regras de Negócio</text:p>
          </table:table-cell>
          <table:table-cell table:style-name="Tabela10.B2" office:value-type="string">
            <text:p text:style-name="P24"/>
          </table:table-cell>
        </table:table-row>
        <table:table-row>
          <table:table-cell table:style-name="Tabela10.A2" office:value-type="string">
            <text:p text:style-name="P12">Pós Condições</text:p>
          </table:table-cell>
          <table:table-cell table:style-name="Tabela10.B2" office:value-type="string">
            <text:p text:style-name="P23">Depois de finalizar a compra é só entregar o produto para o cliente</text:p>
          </table:table-cell>
        </table:table-row>
        <table:table-row>
          <table:table-cell table:style-name="Tabela10.A2" office:value-type="string">
            <text:p text:style-name="P12">Casos de uso afetados</text:p>
          </table:table-cell>
          <table:table-cell table:style-name="Tabela10.B2" office:value-type="string">
            <text:p text:style-name="P24"/>
          </table:table-cell>
        </table:table-row>
      </table:table>
      <text:p text:style-name="P3"/>
      <text:p text:style-name="P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"><text:span text:style-name="T1">N</text:span>ome</text:p>
          </table:table-cell>
          <table:table-cell table:style-name="Tabela8.B1" office:value-type="string">
            <text:p text:style-name="P18">Listar Contas a Receber</text:p>
          </table:table-cell>
        </table:table-row>
        <text:soft-page-break/>
        <table:table-row>
          <table:table-cell table:style-name="Tabela8.A2" office:value-type="string">
            <text:p text:style-name="P11">Atores envolvidos</text:p>
          </table:table-cell>
          <table:table-cell table:style-name="Tabela8.B2" office:value-type="string">
            <text:p text:style-name="P23">Funcionário</text:p>
          </table:table-cell>
        </table:table-row>
        <table:table-row>
          <table:table-cell table:style-name="Tabela8.A2" office:value-type="string">
            <text:p text:style-name="P11">Pré-condições</text:p>
          </table:table-cell>
          <table:table-cell table:style-name="Tabela8.B2" office:value-type="string">
            <text:p text:style-name="P23">Ter compras a prazo</text:p>
          </table:table-cell>
        </table:table-row>
        <table:table-row>
          <table:table-cell table:style-name="Tabela8.A2" office:value-type="string">
            <text:p text:style-name="P11">Fluxo Principal</text:p>
          </table:table-cell>
          <table:table-cell table:style-name="Tabela8.B2" office:value-type="string">
            <text:p text:style-name="P23">1 – Funcionário entra no sistema</text:p>
            <text:p text:style-name="P23">2 – <text:span text:style-name="T7">Funcionário lista as contas que tem para receber dos clientes que compraram a casa</text:span></text:p>
          </table:table-cell>
        </table:table-row>
        <table:table-row>
          <table:table-cell table:style-name="Tabela8.A2" office:value-type="string">
            <text:p text:style-name="P11">Sub-fluxo</text:p>
          </table:table-cell>
          <table:table-cell table:style-name="Tabela8.B2" office:value-type="string">
            <text:p text:style-name="P16"/>
          </table:table-cell>
        </table:table-row>
        <table:table-row>
          <table:table-cell table:style-name="Tabela8.A2" office:value-type="string">
            <text:p text:style-name="P11">Fluxos Alternativos</text:p>
          </table:table-cell>
          <table:table-cell table:style-name="Tabela8.B2" office:value-type="string">
            <text:p text:style-name="P16"/>
          </table:table-cell>
        </table:table-row>
        <table:table-row>
          <table:table-cell table:style-name="Tabela8.A2" office:value-type="string">
            <text:p text:style-name="P11">Regras de Negócio</text:p>
          </table:table-cell>
          <table:table-cell table:style-name="Tabela8.B2" office:value-type="string">
            <text:p text:style-name="P16"/>
          </table:table-cell>
        </table:table-row>
        <table:table-row>
          <table:table-cell table:style-name="Tabela8.A2" office:value-type="string">
            <text:p text:style-name="P11">Pós Condições</text:p>
          </table:table-cell>
          <table:table-cell table:style-name="Tabela8.B2" office:value-type="string">
            <text:p text:style-name="P25">O funcionário fica ciente de quem está em débito com a loja e pode fazer a cobrança para aqueles que já estão vencidos</text:p>
          </table:table-cell>
        </table:table-row>
        <table:table-row>
          <table:table-cell table:style-name="Tabela8.A2" office:value-type="string">
            <text:p text:style-name="P11">Casos de uso afetados</text:p>
          </table:table-cell>
          <table:table-cell table:style-name="Tabela8.B2" office:value-type="string">
            <text:p text:style-name="P16"/>
          </table:table-cell>
        </table:table-row>
      </table:table>
      <text:p text:style-name="P2"/>
      <text:p text:style-name="P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1"><text:span text:style-name="T1">N</text:span>ome</text:p>
          </table:table-cell>
          <table:table-cell table:style-name="Tabela9.B1" office:value-type="string">
            <text:p text:style-name="P18">Listar Estoque</text:p>
          </table:table-cell>
        </table:table-row>
        <table:table-row>
          <table:table-cell table:style-name="Tabela9.A2" office:value-type="string">
            <text:p text:style-name="P11">Atores envolvidos</text:p>
          </table:table-cell>
          <table:table-cell table:style-name="Tabela9.B2" office:value-type="string">
            <text:p text:style-name="P25">Funcionário</text:p>
          </table:table-cell>
        </table:table-row>
        <table:table-row>
          <table:table-cell table:style-name="Tabela9.A2" office:value-type="string">
            <text:p text:style-name="P11">Pré-condições</text:p>
          </table:table-cell>
          <table:table-cell table:style-name="Tabela9.B2" office:value-type="string">
            <text:p text:style-name="P25"/>
          </table:table-cell>
        </table:table-row>
        <table:table-row>
          <table:table-cell table:style-name="Tabela9.A2" office:value-type="string">
            <text:p text:style-name="P11">Fluxo Principal</text:p>
          </table:table-cell>
          <table:table-cell table:style-name="Tabela9.B2" office:value-type="string">
            <text:p text:style-name="P25">1 – Funcionário entra no sistema</text:p>
            <text:p text:style-name="P25">2 – Funcionário lista os produtos no estoque</text:p>
          </table:table-cell>
        </table:table-row>
        <table:table-row>
          <table:table-cell table:style-name="Tabela9.A2" office:value-type="string">
            <text:p text:style-name="P11">Sub-fluxo</text:p>
          </table:table-cell>
          <table:table-cell table:style-name="Tabela9.B2" office:value-type="string">
            <text:p text:style-name="P16"/>
          </table:table-cell>
        </table:table-row>
        <table:table-row>
          <table:table-cell table:style-name="Tabela9.A2" office:value-type="string">
            <text:p text:style-name="P11">Fluxos Alternativos</text:p>
          </table:table-cell>
          <table:table-cell table:style-name="Tabela9.B2" office:value-type="string">
            <text:p text:style-name="P16"/>
          </table:table-cell>
        </table:table-row>
        <table:table-row>
          <table:table-cell table:style-name="Tabela9.A2" office:value-type="string">
            <text:p text:style-name="P11">Regras de Negócio</text:p>
          </table:table-cell>
          <table:table-cell table:style-name="Tabela9.B2" office:value-type="string">
            <text:p text:style-name="P16"/>
          </table:table-cell>
        </table:table-row>
        <table:table-row>
          <table:table-cell table:style-name="Tabela9.A2" office:value-type="string">
            <text:p text:style-name="P11">Pós Condições</text:p>
          </table:table-cell>
          <table:table-cell table:style-name="Tabela9.B2" office:value-type="string">
            <text:p text:style-name="P25">Depois de listado, o funcionário tem um controle do que está em falta e da quantidade dos produtos</text:p>
          </table:table-cell>
        </table:table-row>
        <table:table-row>
          <table:table-cell table:style-name="Tabela9.A2" office:value-type="string">
            <text:p text:style-name="P11">Casos de uso afetados</text:p>
          </table:table-cell>
          <table:table-cell table:style-name="Tabela9.B2" office:value-type="string">
            <text:p text:style-name="P1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6-09-19T23:18:43.284000000</dc:date>
    <meta:editing-duration>PT30M32S</meta:editing-duration>
    <meta:editing-cycles>5</meta:editing-cycles>
    <meta:generator>LibreOffice/5.2.1.2$Windows_x86 LibreOffice_project/31dd62db80d4e60af04904455ec9c9219178d620</meta:generator>
    <meta:document-statistic meta:table-count="10" meta:image-count="0" meta:object-count="0" meta:page-count="7" meta:paragraph-count="180" meta:word-count="974" meta:character-count="5873" meta:non-whitespace-character-count="5036"/>
  </office:meta>
</office:document-meta>
</file>